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0a8806"/>
    </style:style>
    <style:style style:name="P3" style:family="paragraph" style:parent-style-name="Standard">
      <style:paragraph-properties fo:line-height="150%"/>
      <style:text-properties officeooo:paragraph-rsid="000bd62d"/>
    </style:style>
    <style:style style:name="T1" style:family="text">
      <style:text-properties officeooo:rsid="000a8806"/>
    </style:style>
    <style:style style:name="T2" style:family="text">
      <style:text-properties fo:font-variant="normal" fo:text-transform="none" fo:color="#26282a" fo:letter-spacing="normal"/>
    </style:style>
    <style:style style:name="T3" style:family="text">
      <style:text-properties officeooo:rsid="000bd62d"/>
    </style:style>
    <style:style style:name="T4" style:family="text">
      <style:text-properties style:font-name="Liberation Serif1" officeooo:rsid="000bd62d"/>
    </style:style>
    <style:style style:name="T5" style:family="text">
      <style:text-properties officeooo:rsid="000d1810"/>
    </style:style>
    <style:style style:name="T6" style:family="text">
      <style:text-properties officeooo:rsid="000eea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ola y bienvenido a esta nueva lección</text:span> <text:span text:style-name="T1">donde</text:span> entenderemos un tema que seguramente ya has </text:p>
      <text:p text:style-name="P2">escuchado pero <text:span text:style-name="T1">quizá</text:span> no <text:span text:style-name="T1">comprendías</text:span> bien de donde venia, resulta que hay algunos conjuntos muy especiales, son conjuntos de <text:span text:style-name="T1">números</text:span> que agrupan <text:span text:style-name="T1">números</text:span> con diferentes <text:span text:style-name="T1">características importantes</text:span>, para empezar tenemos el conjunto de los <text:span text:style-name="T1">números</text:span> naturales, son aquellos que usamos para contar, se denotan con un <text:span text:style-name="T1">símbolo</text:span> muy parecido a la N, pero que no es N, N={1,2,3...}, seguramente ya te diste cuenta de algo y es que los conjuntos pueden ser infinitos, los <text:span text:style-name="T1">números</text:span> naturales, los que usas para contar cosas todos los <text:span text:style-name="T1">días</text:span>, no tienen un numero mayor que todos los <text:span text:style-name="T1">demás</text:span>, pero esto no nos impide utilizarlo, que algo sea infinito no lo convierte en algo <text:span text:style-name="T6">complicado</text:span>, <text:span text:style-name="T1">así</text:span> que no te preocupes por eso, <text:span text:style-name="T1">también</text:span> tenemos el conjunto de <text:span text:style-name="T1">números</text:span> primos denotado <text:span text:style-name="T1">así</text:span> P={2,3,5,7,11,13,...} , y los podemos <text:span text:style-name="T1">escribir de manera descriptiva</text:span> como P={x | x solo sea divisible entre 1 y el mismo, <text:span text:style-name="T1">x </text:span><text:span text:style-name="T2">≠</text:span> <text:span text:style-name="T1">1</text:span>}, <text:span text:style-name="T1">el símbolo </text:span><text:span text:style-name="T2">≠</text:span> <text:s/><text:span text:style-name="T1">significa diferente</text:span>. El conjunto de los <text:s/><text:span text:style-name="T1">números</text:span> compuestos C={4,6,8,9,10,12...} son <text:span text:style-name="T1">números</text:span> divisibles por un numero diferente de ellos mismos y el uno, podemos ver que por ejemplo el 4 es divisible entre 2, entre 1 y entre 4 <text:span text:style-name="T1">también</text:span>, y el 9 entre 3,9,1 <text:span text:style-name="T1">así</text:span> que cumplen esa regla. Noten como los <text:span text:style-name="T1">números</text:span> compuestos, <text:span text:style-name="T1">y </text:span>los primos si se unieran y se le agregara el numero 1, <text:span text:style-name="T1">formarían</text:span> el conjunto de <text:span text:style-name="T1">números</text:span> naturales, en <text:span text:style-name="T1">matemáticas</text:span> </text:p>
      <text:p text:style-name="P2">la <text:span text:style-name="T1">unión</text:span> se denota con est<text:span text:style-name="T1">e</text:span> <text:span text:style-name="T1">símbolo</text:span> parecido a una U y <text:span text:style-name="T1">podríamos</text:span> escribir en <text:span text:style-name="T1">símbolos</text:span> </text:p>
      <text:p text:style-name="P2">P U C U {1}=N. y estos conjuntos los usamos todos los <text:span text:style-name="T1">días</text:span>, <text:span text:style-name="T1">están</text:span> en tu <text:span text:style-name="T1">teléfono</text:span>, en tu reloj en tu dinero, y en muchas otras cosas, pero hay un problema, <text:span text:style-name="T5">¿cuánto</text:span> es 8-3?, ¿la respuesta es <text:span text:style-name="T1">fácil</text:span> no?, 5, un numero natural que usamos diario, pero cuanto es 3-8..., una pregunta mas sencilla, cuanto es 8-8, es cero todos los sabemos, porque el cero forma parte de nuestro <text:span text:style-name="T1">día</text:span> a <text:span text:style-name="T1">día</text:span>, pero 0 no esta contemplado dentro del conjunto de <text:span text:style-name="T1">números</text:span> naturales, ¿lo <text:span text:style-name="T1">habías</text:span> notado?, <text:span text:style-name="T1">aquí</text:span> nos damos cuenta que necesitamos otro conjunto para resolver este <text:s/>tipo de preguntas, y por eso existe el conjunto <text:span text:style-name="T3">de números enteros que se denota con un símbolo parecido a la letra </text:span>Z, los numero enteros, <text:span text:style-name="T3">a este conjunto pertenecen</text:span> los <text:span text:style-name="T1">números</text:span> naturales, el cero y los negativos de los naturales, </text:p>
      <text:p text:style-name="P1">Z={x|x <text:span text:style-name="T4">ϵ</text:span> N ó x=0 ó x=-n, n <text:span text:style-name="T4">ϵ</text:span> N}</text:p>
      <text:p text:style-name="P1">ahora si podemos resolver las preguntas 3-8, es igual a -5, y 8-8 es igual a cero, ademas de que podemos definir los <text:span text:style-name="T1">números</text:span> pares, divisibles entre dos, y los impares <text:span text:style-name="T1">números</text:span> no divisibles entre dos, </text:p>
      <text:p text:style-name="P1">los pares se denotan con la letra E</text:p>
      <text:p text:style-name="P3">E={...,-4,-2,0,2,4...}={x|x=2k, k <text:span text:style-name="T4">ϵ</text:span> Z}</text:p>
      <text:p text:style-name="P1">mientras que el conjunto de números impares se denota con la letra F</text:p>
      <text:p text:style-name="P3">F={...,-3,-1,1,3...}={<text:span text:style-name="T3">x</text:span>|<text:span text:style-name="T3">x</text:span>=2k+1, k <text:span text:style-name="T4">ϵ</text:span> Z}</text:p>
      <text:p text:style-name="P1">estos conjuntos son infinitos como el conjunto N pero estos ademas son infinitos tanto positiva como negativamente, es decir que van desde el infinito negativo hasta el infinito positivo no te parece <text:soft-page-break/><text:span text:style-name="T1">increíble</text:span> que haya varios infinitos, yo cuando me entere me exploto la cabeza, pero al final de cuentas <text:s/>es algo fascinante, no preocupante, <text:span text:style-name="T6">así que no te preocupes por esto, sin embargo sí quieres investigar algo más al respecto, puedes buscar información en internet bajo el nombre del teorema de Cantor</text:span>. </text:p>
      <text:p text:style-name="P1"><text:span text:style-name="T1">B</text:span>ien <text:span text:style-name="T1">quizá</text:span> ahora te venga a la cabeza la pregunta que pasa con el 2.5 o el 3/4 o el</text:p>
      <text:p text:style-name="P1">numero pi, que es un numero tan especial que tiene su propio <text:span text:style-name="T3">símbolo</text:span>, <text:span text:style-name="T3">y</text:span> tienes <text:span text:style-name="T3">razón</text:span></text:p>
      <text:p text:style-name="P1">esos <text:span text:style-name="T1">números</text:span> existen, y veremos sus conjuntos en el siguiente video. <text:span text:style-name="T3">Aquí termina esta lección y espero verte de nuevo con muchas ganas de seguir aprendiendo, hasta luego.</text:span></text:p>
      <text:p text:style-name="P1"/>
      <text:p text:style-name="P1"/>
      <text:p text:style-name="P1"/>
      <text:p text:style-name="P1"/>
      <text:p text:style-name="P1"/>
      <text:p text:style-name="P1">Notas: buscar los simbolos en internet son codigo unicode y no assci asi que no los puedo escribir aq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7:19:34.236000000</meta:creation-date>
    <dc:date>2020-03-15T11:31:53.415000000</dc:date>
    <meta:editing-duration>PT39M14S</meta:editing-duration>
    <meta:editing-cycles>5</meta:editing-cycles>
    <meta:generator>LibreOffice/6.1.1.2$Windows_X86_64 LibreOffice_project/5d19a1bfa650b796764388cd8b33a5af1f5baa1b</meta:generator>
    <meta:document-statistic meta:table-count="0" meta:image-count="0" meta:object-count="0" meta:page-count="2" meta:paragraph-count="15" meta:word-count="639" meta:character-count="3642" meta:non-whitespace-character-count="3008"/>
  </office:meta>
</office:document-meta>
</file>